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Lucida Sans', Tahom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018d29" officeooo:paragraph-rsid="00018d29"/>
    </style:style>
    <style:style style:name="P2" style:family="paragraph" style:parent-style-name="Standard">
      <style:paragraph-properties fo:text-align="start" style:justify-single-word="false"/>
      <style:text-properties fo:font-size="14pt" fo:font-weight="bold" officeooo:rsid="00018d29" officeooo:paragraph-rsid="00018d29" style:font-weight-asian="bold" style:font-weight-complex="bold"/>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normal" officeooo:rsid="00018d29" officeooo:paragraph-rsid="00018d29" style:font-weight-asian="normal" style:font-weight-complex="normal"/>
    </style:style>
    <style:style style:name="P4" style:family="paragraph" style:parent-style-name="Standard">
      <style:paragraph-properties fo:text-align="start" style:justify-single-word="false"/>
      <style:text-properties fo:font-size="12pt" fo:font-weight="bold" officeooo:rsid="00018d29" officeooo:paragraph-rsid="00018d29" style:font-size-asian="12pt" style:font-weight-asian="bold" style:font-size-complex="12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size="11.5pt" fo:font-weight="bold" officeooo:rsid="00039879" officeooo:paragraph-rsid="00039879" style:font-size-asian="11.5pt" style:font-weight-asian="bold" style:font-size-complex="11.5pt"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size="12pt" fo:font-weight="bold" officeooo:rsid="0002fa77" officeooo:paragraph-rsid="0002fa77" style:font-size-asian="12pt" style:font-weight-asian="bold" style:font-size-complex="12pt" style:font-weight-complex="bold"/>
    </style:style>
    <style:style style:name="P7" style:family="paragraph" style:parent-style-name="Standard" style:master-page-name="">
      <style:paragraph-properties fo:margin-left="0in" fo:margin-right="0in" fo:text-align="start" style:justify-single-word="false" fo:text-indent="0in" style:auto-text-indent="false" style:page-number="auto"/>
      <style:text-properties fo:font-size="12pt" fo:font-weight="normal" officeooo:rsid="00039879" officeooo:paragraph-rsid="00039879" style:font-size-asian="12pt" style:font-weight-asian="normal" style:font-size-complex="12pt" style:font-weight-complex="normal"/>
    </style:style>
    <style:style style:name="P8" style:family="paragraph" style:parent-style-name="Standard" style:master-page-name="">
      <style:paragraph-properties fo:margin-left="0in" fo:margin-right="0in" fo:text-align="start" style:justify-single-word="false" fo:text-indent="0in" style:auto-text-indent="false" style:page-number="auto"/>
      <style:text-properties fo:font-size="12pt" fo:font-weight="bold" officeooo:rsid="0002fa77" officeooo:paragraph-rsid="0002fa77" style:font-size-asian="12pt" style:font-weight-asian="bold" style:font-size-complex="12pt" style:font-weight-complex="bold"/>
    </style:style>
    <style:style style:name="P9" style:family="paragraph" style:parent-style-name="Standard">
      <style:paragraph-properties fo:margin-left="0.3752in" fo:margin-right="0in" fo:text-align="start" style:justify-single-word="false" fo:text-indent="-0.25in" style:auto-text-indent="false"/>
      <style:text-properties fo:font-size="14pt" fo:font-weight="bold" officeooo:rsid="0002fa77" officeooo:paragraph-rsid="0002fa77" style:font-weight-asian="bold" style:font-weight-complex="bold"/>
    </style:style>
    <style:style style:name="P10" style:family="paragraph" style:parent-style-name="Standard">
      <style:paragraph-properties fo:margin-left="0.3752in" fo:margin-right="0in" fo:text-align="start" style:justify-single-word="false" fo:text-indent="-0.25in" style:auto-text-indent="false"/>
      <style:text-properties fo:font-size="12pt" fo:font-weight="bold" officeooo:rsid="0002fa77" officeooo:paragraph-rsid="0002fa77" style:font-size-asian="12pt" style:font-weight-asian="bold" style:font-size-complex="12pt" style:font-weight-complex="bold"/>
    </style:style>
    <style:style style:name="P11" style:family="paragraph" style:parent-style-name="Standard" style:list-style-name="L1">
      <style:paragraph-properties fo:margin-left="0.3752in" fo:margin-right="0in" fo:text-align="start" style:justify-single-word="false" fo:text-indent="-0.25in" style:auto-text-indent="false"/>
      <style:text-properties fo:font-size="11pt" fo:font-weight="normal" officeooo:rsid="0002fa77" officeooo:paragraph-rsid="0002fa77" style:font-size-asian="11pt" style:font-weight-asian="normal" style:font-size-complex="11pt" style:font-weight-complex="normal"/>
    </style:style>
    <style:style style:name="P12" style:family="paragraph" style:parent-style-name="Standard" style:list-style-name="L1">
      <style:paragraph-properties fo:margin-left="0.3752in" fo:margin-right="0in" fo:text-align="start" style:justify-single-word="false" fo:text-indent="-0.25in" style:auto-text-indent="false"/>
      <style:text-properties fo:font-size="11pt" fo:font-weight="bold" officeooo:rsid="0002e97e" officeooo:paragraph-rsid="0002e97e" style:font-size-asian="11pt" style:font-weight-asian="bold" style:font-size-complex="11pt" style:font-weight-complex="bold"/>
    </style:style>
    <style:style style:name="P13" style:family="paragraph" style:parent-style-name="Standard" style:list-style-name="L1">
      <style:paragraph-properties fo:margin-left="0.3752in" fo:margin-right="0in" fo:text-align="start" style:justify-single-word="false" fo:text-indent="-0.25in" style:auto-text-indent="false"/>
      <style:text-properties fo:font-size="11pt" fo:font-weight="bold" officeooo:rsid="0002fa77" officeooo:paragraph-rsid="0002fa77" style:font-size-asian="11pt" style:font-weight-asian="bold" style:font-size-complex="11pt" style:font-weight-complex="bold"/>
    </style:style>
    <style:style style:name="P14" style:family="paragraph" style:parent-style-name="Standard" style:list-style-name="L1" style:master-page-name="">
      <style:paragraph-properties fo:margin-left="0.3752in" fo:margin-right="0in" fo:text-align="start" style:justify-single-word="false" fo:text-indent="-0.25in" style:auto-text-indent="false" style:page-number="auto"/>
      <style:text-properties fo:font-size="11pt" fo:font-weight="bold" officeooo:rsid="0002e97e" officeooo:paragraph-rsid="0002e97e" style:font-size-asian="11pt" style:font-weight-asian="bold"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2fa77" style:font-weight-asian="normal" style:font-weight-complex="normal"/>
    </style:style>
    <style:style style:name="T3" style:family="text">
      <style:text-properties fo:font-weight="normal" officeooo:rsid="00039879" style:font-weight-asian="normal" style:font-weight-complex="normal"/>
    </style:style>
    <style:style style:name="T4" style:family="text">
      <style:text-properties fo:font-weight="normal" officeooo:rsid="0002e97e" style:font-weight-asian="normal" style:font-weight-complex="normal"/>
    </style:style>
    <style:style style:name="T5" style:family="text">
      <style:text-properties fo:font-size="12pt"/>
    </style:style>
    <style:style style:name="T6" style:family="text">
      <style:text-properties fo:font-size="12pt" fo:font-weight="normal" style:font-weight-asian="normal" style:font-weight-complex="normal"/>
    </style:style>
    <style:style style:name="T7" style:family="text">
      <style:text-properties fo:font-size="12pt" fo:font-weight="normal" officeooo:rsid="0002e97e" style:font-weight-asian="normal" style:font-weight-complex="normal"/>
    </style:style>
    <style:style style:name="T8" style:family="text">
      <style:text-properties fo:font-size="12pt" fo:font-weight="normal" officeooo:rsid="00039879" style:font-weight-asian="normal" style:font-weight-complex="normal"/>
    </style:style>
    <style:style style:name="T9" style:family="text">
      <style:text-properties fo:font-size="12pt" officeooo:rsid="00039879"/>
    </style:style>
    <style:style style:name="T10" style:family="text">
      <style:text-properties fo:font-variant="normal" fo:text-transform="none" fo:color="#444444" style:font-name="Lucida Grande" fo:font-size="9.75pt" fo:letter-spacing="normal" fo:font-style="normal" fo:font-weight="normal"/>
    </style:style>
    <style:style style:name="T11" style:family="text">
      <style:text-properties fo:font-variant="normal" fo:text-transform="none" fo:color="#444444" style:font-name="Lucida Grande" fo:font-size="9.75pt" fo:letter-spacing="normal" fo:font-style="normal" fo:font-weight="normal" style:font-weight-asian="normal" style:font-weight-complex="normal"/>
    </style:style>
    <style:style style:name="T12" style:family="text">
      <style:text-properties fo:font-variant="normal" fo:text-transform="none" fo:color="#444444" style:font-name="Lucida Grande" fo:font-size="9.75pt" fo:letter-spacing="normal" fo:font-weight="normal" fo:padding="0in" fo:border="none"/>
    </style:style>
    <style:style style:name="T13" style:family="text">
      <style:text-properties officeooo:rsid="00039879"/>
    </style:style>
    <style:style style:name="T14" style:family="text">
      <style:text-properties style:font-size-asian="11.5pt" style:font-size-complex="11.5pt"/>
    </style:style>
    <style:style style:name="T15" style:family="text">
      <style:text-properties officeooo:rsid="00039879" style:font-size-asian="11.5pt" style:font-size-complex="11.5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andt Elison</text:p>
      <text:p text:style-name="P1">October 1, 2015</text:p>
      <text:p text:style-name="P3">Project Proposal</text:p>
      <text:p text:style-name="P2"/>
      <text:p text:style-name="P4">Proposal</text:p>
      <text:p text:style-name="P4"><text:span text:style-name="T1">Can information about a college student's current use of technology be used to predict the GPA he will have at the end of the semester?</text:span></text:p>
      <text:p text:style-name="P4"/>
      <text:p text:style-name="P4">Description</text:p>
      <text:p text:style-name="P4"><text:span text:style-name="T1">The way a person uses or does not use technology (phones, tablets, TVs, computers, etc.) effects nearly all areas or his life. We believe that there must be some degree of correlation between a college student's technology habits and grades he receives. We propose to some general information about college students, some specific information about the devices they have and the way they use them, and their GPA the previous semester. With this data we will try to identify a smaller feature set that can strongly predict what their GPA will be at the end of the current semester.</text:span></text:p>
      <text:p text:style-name="P4"/>
      <text:p text:style-name="P4">Features and Data Sources</text:p>
      <text:p text:style-name="P4"><text:span text:style-name="T1">Most data would be gathered from an online survey of some kind. We would post the survey everywhere on digital media and collect responses. Also, we </text:span><text:span text:style-name="T4">would invite specific people to take the survey and ask them to pass it along to others. The survey would ask for the following features on a weekly basis:</text:span></text:p>
      <text:list xml:id="list5302343740984147874" text:style-name="L1">
        <text:list-item>
          <text:p text:style-name="P11">Have a smart phone?</text:p>
        </text:list-item>
        <text:list-item>
          <text:p text:style-name="P11">Have a TV?</text:p>
        </text:list-item>
        <text:list-item>
          <text:p text:style-name="P12"><text:span text:style-name="T1">Hours spent using phone (text/call)</text:span></text:p>
        </text:list-item>
        <text:list-item>
          <text:p text:style-name="P14"><text:span text:style-name="T1">Hours spent watching TV</text:span></text:p>
        </text:list-item>
        <text:list-item>
          <text:p text:style-name="P12"><text:span text:style-name="T1">Hours spent watching movies</text:span></text:p>
        </text:list-item>
        <text:list-item>
          <text:p text:style-name="P13"><text:span text:style-name="T1">Hours spent playing video games</text:span></text:p>
        </text:list-item>
        <text:list-item>
          <text:p text:style-name="P13"><text:span text:style-name="T1">Hours spent on computer</text:span></text:p>
        </text:list-item>
        <text:list-item>
          <text:p text:style-name="P12"><text:span text:style-name="T1">Hours spent surfing web (personal time)</text:span></text:p>
        </text:list-item>
        <text:list-item>
          <text:p text:style-name="P12"><text:span text:style-name="T1">Hours spent on facebook</text:span></text:p>
        </text:list-item>
        <text:list-item>
          <text:p text:style-name="P12"><text:span text:style-name="T1">Hours spent </text:span><text:span text:style-name="T2">on youtube</text:span></text:p>
        </text:list-item>
        <text:list-item>
          <text:p text:style-name="P13"><text:span text:style-name="T2">H</text:span><text:span text:style-name="T1">ours spent on game apps</text:span></text:p>
        </text:list-item>
        <text:list-item>
          <text:p text:style-name="P13"><text:span text:style-name="T1">The number days a person uses each of the things for which we measured hours spent </text:span></text:p>
        </text:list-item>
        <text:list-item>
          <text:p text:style-name="P13"><text:span text:style-name="T1">Gender </text:span><text:span text:style-name="T3">(1 for male)</text:span></text:p>
        </text:list-item>
        <text:list-item>
          <text:p text:style-name="P13"><text:span text:style-name="T1">Married</text:span></text:p>
        </text:list-item>
        <text:list-item>
          <text:p text:style-name="P13"><text:span text:style-name="T1">Credits this semester</text:span></text:p>
        </text:list-item>
      </text:list>
      <text:p text:style-name="P9"/>
      <text:p text:style-name="P7">Example: (1, 1, 10, 2, 1.5, 1, 50, 1, 0, 1, 0, 7, 1, 1, 1, 7, 3, 0, 4, 0, 1, 1, 9)</text:p>
      <text:p text:style-name="P10"/>
      <text:p text:style-name="P8"><text:span text:style-name="T1">The number of features is large enough that much of the training will be helping to identify which features are unimportant and which can be merged into a combined feature. Ultimately students should be able to feed the model a subset of the feature listed above and the model will be able to predict </text:span><text:span text:style-name="T3">what their GPA will likely be by the end of the semester.</text:span></text:p>
      <text:p text:style-name="P6"/>
      <text:p text:style-name="P5"><text:span text:style-name="T13">I </text:span>wouldn't mind working on this project, though I won't freak out if I'm assigned to something el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Grande" svg:font-family="'Lucida Grande', 'Lucida Sans', Tahom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fo:font-size="13pt" style:font-name-asian="OpenSymbol" style:font-family-asian="OpenSymbol" style:font-charset-asian="x-symbol" style:font-size-asian="11.3500003814697pt" style:font-name-complex="OpenSymbol" style:font-family-complex="OpenSymbol" style:font-charset-complex="x-symbol" style:font-size-complex="13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1T21:15:48.328268495</meta:creation-date>
    <dc:date>2015-10-01T22:38:20.295359762</dc:date>
    <meta:editing-duration>PT10M37S</meta:editing-duration>
    <meta:editing-cycles>1</meta:editing-cycles>
    <meta:document-statistic meta:table-count="0" meta:image-count="0" meta:object-count="0" meta:page-count="1" meta:paragraph-count="27" meta:word-count="387" meta:character-count="2068" meta:non-whitespace-character-count="1722"/>
    <meta:generator>LibreOffice/4.2.8.2$Linux_X86_64 LibreOffice_project/420m0$Build-2</meta:generator>
  </office:meta>
</office:document-meta>
</file>